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Standard">
      <style:paragraph-properties fo:text-align="start" style:justify-single-word="false"/>
      <style:text-properties fo:font-size="9pt" style:font-size-asian="9pt" style:font-size-complex="9pt"/>
    </style:style>
    <style:style style:name="P14" style:family="paragraph" style:parent-style-name="Plain_5f_heading_5f_1">
      <style:paragraph-properties fo:break-before="page"/>
    </style:style>
    <style:style style:name="P15" style:family="paragraph" style:parent-style-name="Standard">
      <style:paragraph-properties fo:margin-left="0.028in" fo:margin-right="0in" fo:text-indent="0in" style:auto-text-indent="false"/>
    </style:style>
    <style:style style:name="P16" style:family="paragraph" style:parent-style-name="Preformatted_20_Text">
      <style:text-properties fo:color="#000000"/>
    </style:style>
    <style:style style:name="P17" style:family="paragraph" style:parent-style-name="Preformatted_20_Text">
      <style:text-properties fo:color="#000000" fo:background-color="#dbdbdb"/>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weight="bold" style:font-weight-asian="bold" style:font-weight-complex="bold"/>
    </style:style>
    <style:style style:name="P20" style:family="paragraph" style:parent-style-name="Preformatted_20_Text">
      <style:text-properties fo:color="#0000cc" fo:background-color="#e7e7ff"/>
    </style:style>
    <style:style style:name="P21" style:family="paragraph" style:parent-style-name="Preformatted_20_Text">
      <style:text-properties fo:color="#cc0000"/>
    </style:style>
    <style:style style:name="P22" style:family="paragraph" style:parent-style-name="Preformatted_20_Text">
      <style:paragraph-properties fo:margin-left="0.6083in" fo:margin-right="0in" fo:text-indent="-0.6in" style:auto-text-indent="false">
        <style:tab-stops/>
      </style:paragraph-properties>
    </style:style>
    <style:style style:name="P23" style:family="paragraph" style:parent-style-name="Preformatted_20_Text">
      <style:paragraph-properties fo:margin-top="0in" fo:margin-bottom="0.1965in"/>
      <style:text-properties fo:color="#000000"/>
    </style:style>
    <style:style style:name="P24" style:family="paragraph" style:parent-style-name="Preformatted_20_Text">
      <style:paragraph-properties fo:margin-top="0in" fo:margin-bottom="0.1965in"/>
      <style:text-properties fo:color="#0000cc" fo:background-color="#e7e7ff"/>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7" style:family="paragraph" style:parent-style-name="spectext" style:list-style-name="">
      <style:paragraph-properties fo:margin-left="0in" fo:margin-right="0in" fo:text-indent="0in" style:auto-text-indent="false"/>
    </style:style>
    <style:style style:name="P28" style:family="paragraph" style:parent-style-name="spectext" style:list-style-name="">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style:style>
    <style:style style:name="T8" style:family="text">
      <style:text-properties fo:color="#0000ff" fo:font-weight="bold" style:font-weight-asian="bold" style:font-weight-complex="bold"/>
    </style:style>
    <style:style style:name="T9" style:family="text">
      <style:text-properties fo:color="#008000" fo:font-weight="bold" style:font-weight-asian="bold" style:font-weight-complex="bold"/>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color="#ff0000"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00" fo:font-weight="normal" style:font-weight-asian="normal" style:font-weight-complex="normal"/>
    </style:style>
    <style:style style:name="T15" style:family="text">
      <style:text-properties fo:color="#6b0094" fo:font-weight="bold" style:font-weight-asian="bold" style:font-weight-complex="bold"/>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fo:background-color="#dbdbdb"/>
    </style:style>
    <style:style style:name="T19" style:family="text">
      <style:text-properties fo:color="#0000cc" fo:background-color="#e7e7ff"/>
    </style:style>
    <style:style style:name="T20" style:family="text">
      <style:text-properties fo:color="#009966" fo:font-weight="bold"/>
    </style:style>
    <style:style style:name="T21" style:family="text">
      <style:text-properties fo:color="#006699" fo:font-weight="bold"/>
    </style:style>
    <style:style style:name="T22" style:family="text">
      <style:text-properties fo:color="#cc0000"/>
    </style:style>
    <style:style style:name="T23" style:family="text">
      <style:text-properties fo:color="#944794"/>
    </style:style>
    <style:style style:name="T24"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xml:id="list1157704986" text:style-name="Numbering_20_1">
            <text:list-header>
              <text:p text:style-name="P1">6502 Assembly Language</text:p>
            </text:list-header>
          </text:list>
          <text:p text:style-name="P2">by Ted Kosan</text:p>
        </draw:text-box>
      </draw:frame>
      <draw:frame draw:style-name="fr1" draw:name="Frame2" text:anchor-type="page" text:anchor-page-number="1" svg:x="2.3654in" svg:y="7.0654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P27"/>
      <text:p text:style-name="P27"/>
      <text:p text:style-name="P28"/>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5">Assemblers<text:tab/>3</text:p>
            <text:p text:style-name="P25">The UASM65 Assembler, .S19 Files, and .LST files<text:tab/>6</text:p>
            <text:p text:style-name="P25">Sending An S19 File To The Emulator<text:tab/>10</text:p>
            <text:p text:style-name="P25">Models<text:tab/>14</text:p>
            <text:p text:style-name="P25">Placing Models Into A Computer<text:tab/>16</text:p>
            <text:p text:style-name="P25">Variables<text:tab/>18</text:p>
            <text:p text:style-name="P25">The Status Register<text:tab/>22</text:p>
            <text:p text:style-name="P25">How A Computer Makes Decisions<text:tab/>25</text:p>
            <text:p text:style-name="P25">The JMP Instruction<text:tab/>26</text:p>
            <text:p text:style-name="P25">Labels<text:tab/>27</text:p>
            <text:p text:style-name="P25">Forward Branches And The Zero Flag<text:tab/>28</text:p>
            <text:p text:style-name="P25">Negative Numbers And The Negative Flag<text:tab/>34</text:p>
            <text:p text:style-name="P25">Backward Branches And Loops<text:tab/>38</text:p>
            <text:p text:style-name="P25">The Carry Flag<text:tab/>44</text:p>
            <text:p text:style-name="P25">Indexed Addressing Modes And Commenting Programs<text:tab/>48</text:p>
            <text:p text:style-name="P25">Exercises<text:tab/>54</text:p>
            <text:p text:style-name="P25">Appendix A - 6502 Instruction Set Reference ( minus zero page addressing )<text:tab/>55</text:p>
          </text:index-body>
        </text:table-of-content>
        <text:p text:style-name="P15"/>
      </text:section>
      <text:p text:style-name="P15"/>
      <text:p text:style-name="P14">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3">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3">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3">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PiperIDE (<text:a xlink:type="simple" xlink:href="http://mathpiper.org/">http://mathpiper.org/</text:a>), typed in the following text, and saved it in a file called '<text:span text:style-name="T3">abc123.txt</text:span>'. </text:p>
      <text:p text:style-name="Standard"/>
      <text:p text:style-name="Preformatted_20_Text">ABC</text:p>
      <text:p text:style-name="Preformatted_20_Text">123</text:p>
      <text:p text:style-name="Preformatted_20_Text">Hello Pat!</text:p>
      <text:p text:style-name="Preformatted_20_Text"/>
      <text:p text:style-name="Standard">(Note: I run the GNU/Linux operating system on my PC and so the <text:span text:style-name="T3">hexdump</text:span> command I use next will not work in Windows. ) <text:s/></text:p>
      <text:p text:style-name="Standard"/>
      <text:p text:style-name="Standard">I ran the <text:span text:style-name="T3">hexdump</text:span> command on the <text:span text:style-name="T3">abc123.txt</text:span> file and this is the output it produced:</text:p>
      <text:p text:style-name="Preformatted_20_Text"/>
      <text:p text:style-name="Preformatted_20_Text"><text:span text:style-name="T7">$</text:span> <text:span text:style-name="T3">hexdump -C abc123.txt</text:span> </text:p>
      <text:p text:style-name="Preformatted_20_Text">00000000 <text:s/><text:span text:style-name="T8">41</text:span> <text:span text:style-name="T9">42</text:span> 43 <text:span text:style-name="T11">0d 0a</text:span> 31 32 33 <text:s/><text:span text:style-name="T11">0d 0a</text:span> 48 65 6c 6c 6f 20 <text:s/>|<text:span text:style-name="T8">A</text:span><text:span text:style-name="T9">B</text:span>C<text:span text:style-name="T11">..</text:span>123<text:span text:style-name="T11">..</text:span>Hello |</text:p>
      <text:p text:style-name="Preformatted_20_Text">00000010 <text:s/>50 61 74 21 <text:span text:style-name="T11">0d 0a</text:span> <text:s text:c="32"/>|Pat!<text:span text:style-name="T11">..</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3">carriage return</text:span> and a <text:span text:style-name="T3">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3">newline</text:span> instead of a <text:span text:style-name="T3">line feed</text:span>. <text:s/>Another way to indicate a <text:span text:style-name="T3">carriage return followed by a line feed</text:span> is by saying or typing <text:span text:style-name="T3">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PiperIDE called <text:span text:style-name="T3">u6502_programs.mpw</text:span>, typed the following assembly language source code into it, and then saved it. <text:span text:style-name="T11">(Note: This is a %uasm "fold" and folds are explained in the </text:span><text:span text:style-name="T12">Introduction to Programming with MathPiper</text:span><text:span text:style-name="T11"> book which can be found on the MathPip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3">uasm65</text:span><text:span text:style-name="T13">," I said "</text:span>and it stands for <text:span text:style-name="T3">Understandable Assembler for 6500 series CPUs</text:span>. <text:s/>The assembler is built into MathPiper and it can be run by pressing <text:span text:style-name="T3">&lt;shift&gt;&lt;enter&gt;</text:span> inside of a <text:span text:style-name="T3">%uasm65 fold</text:span> <text:span text:style-name="T11">(which must be placed into a file which has a .mpw extension)</text:span>.</text:p>
      <text:p text:style-name="Standard"/>
      <text:p text:style-name="Standard">The syntax that Example 1 contains is the syntax that the uasm65 assembler understands. <text:s/><text:span text:style-name="T11">The empty space to the left of these commands is important too</text:span> and it can be created either with the <text:span text:style-name="T3">space bar</text:span> or with the <text:span text:style-name="T3">tab key</text:span>. <text:s/>Empty space like this is called <text:span text:style-name="T3">whitespace</text:span> and ASCII characters that produce whitespace when printed are called <text:span text:style-name="T3">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3">org</text:span> and <text:span text:style-name="T3">end</text:span>?"</text:p>
      <text:p text:style-name="Standard"/>
      <text:p text:style-name="Standard">"Those are called <text:span text:style-name="T3">pseudo ops</text:span> (which is short for pseudo operations) and another name for them is <text:span text:style-name="T3">assembler directives</text:span>. <text:s/>They are designed to look <text:soft-page-break/>like instruction mnemonics, but instead of being instructions for a CPU, they are instructions which are meant for the assembler. <text:s/>Assembler directives allow a programmer to tell the assembler how to assemble the program.</text:p>
      <text:p text:style-name="Standard"/>
      <text:p text:style-name="Standard">For example, the <text:span text:style-name="T3">org</text:span> directive stands for <text:span text:style-name="T17">originate</text:span><text:span text:style-name="T16"> </text:span>and it tells the assembler what the beginning address of the code that follows it should be. <text:s/>In this case, the code will be placed into memory starting at address 0200 hex."</text:p>
      <text:p text:style-name="Standard"/>
      <text:p text:style-name="Standard">"Does the <text:span text:style-name="T3">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3">%uasm65</text:span> fold and pressed &lt;shift&gt;&lt;enter&gt; . <text:s/>Here is a copy of the %uasm65 fold and the output it generated:</text:p>
      <text:p text:style-name="Standard"/>
      <text:p text:style-name="P16"><text:span text:style-name="T18"><text:s/>1:</text:span><text:span text:style-name="T19">%uasm65,description="Example 1"</text:span></text:p>
      <text:p text:style-name="P16"><text:span text:style-name="T18"><text:s/>2:</text:span> <text:s text:c="3"/><text:span text:style-name="T20">org</text:span> 0200h</text:p>
      <text:p text:style-name="P16"><text:span text:style-name="T18"><text:s/>3:</text:span> <text:s text:c="3"/></text:p>
      <text:p text:style-name="P16"><text:span text:style-name="T18"><text:s/>4:</text:span> <text:s text:c="3"/><text:span text:style-name="T21">lda</text:span> #<text:span text:style-name="T10">10d</text:span></text:p>
      <text:p text:style-name="P16"><text:span text:style-name="T18"><text:s/>5:</text:span> <text:s text:c="3"/><text:span text:style-name="T21">adc</text:span> #<text:span text:style-name="T10">5d</text:span></text:p>
      <text:p text:style-name="P16"><text:span text:style-name="T18"><text:s/>6:</text:span> <text:s text:c="3"/><text:span text:style-name="T21">sta</text:span> 0208h</text:p>
      <text:p text:style-name="P16"><text:span text:style-name="T18"><text:s/>7:</text:span> <text:s text:c="3"/><text:span text:style-name="T21">brk</text:span></text:p>
      <text:p text:style-name="P16"><text:span text:style-name="T18"><text:s/>8:</text:span> <text:s text:c="3"/></text:p>
      <text:p text:style-name="P16"><text:span text:style-name="T18"><text:s/>9:</text:span> <text:s text:c="3"/><text:span text:style-name="T20">end</text:span></text:p>
      <text:p text:style-name="P16"><text:span text:style-name="T18">10:</text:span><text:span text:style-name="T19">%/uasm65</text:span></text:p>
      <text:p text:style-name="P17">11:</text:p>
      <text:p text:style-name="P16"><text:span text:style-name="T18">12:</text:span> <text:s text:c="3"/><text:span text:style-name="T7">%output ,preserve="false"</text:span></text:p>
      <text:p text:style-name="P16"><text:span text:style-name="T18">13:</text:span> <text:s text:c="5"/>*** List file ***</text:p>
      <text:p text:style-name="P16"><text:span text:style-name="T18">14:</text:span> <text:s text:c="5"/></text:p>
      <text:p text:style-name="P16"><text:span text:style-name="T18">15:</text:span> <text:s text:c="5"/>0200 <text:s text:c="11"/>000001 | <text:s/>org 0200h</text:p>
      <text:p text:style-name="P16"><text:span text:style-name="T18">16:</text:span> <text:s text:c="21"/>000002 | <text:s/></text:p>
      <text:p text:style-name="P16"><text:span text:style-name="T18">17:</text:span> <text:s text:c="5"/>0200 A9 0A <text:s text:c="5"/>000003 | <text:s/>lda #10d</text:p>
      <text:p text:style-name="P16"><text:span text:style-name="T18">18:</text:span> <text:s text:c="5"/>0202 69 05 <text:s text:c="5"/>000004 | <text:s/>adc #5d</text:p>
      <text:p text:style-name="P16"><text:span text:style-name="T18">19:</text:span> <text:s text:c="5"/>0204 8D 08 02 <text:s text:c="2"/>000005 | <text:s/>sta 0208h</text:p>
      <text:p text:style-name="P16"><text:span text:style-name="T18">20:</text:span> <text:s text:c="5"/>0207 00 <text:s text:c="8"/>000006 | <text:s/>brk</text:p>
      <text:p text:style-name="P16"><text:span text:style-name="T18">21:</text:span> <text:s text:c="21"/>000007 | <text:s/></text:p>
      <text:p text:style-name="P16"><text:span text:style-name="T18">22:</text:span> <text:s text:c="21"/>000008 | <text:s/>end</text:p>
      <text:p text:style-name="P16"><text:span text:style-name="T18">23:</text:span> <text:s text:c="5"/></text:p>
      <text:p text:style-name="P16"><text:span text:style-name="T18">24:</text:span> <text:s text:c="5"/>*** Executable code ***</text:p>
      <text:p text:style-name="P16"><text:span text:style-name="T18">25:</text:span> <text:s text:c="5"/></text:p>
      <text:p text:style-name="P16"><text:span text:style-name="T18">26:</text:span> <text:s text:c="5"/><text:span text:style-name="T19">%s19,descrption="Execute this fold to send program to U6502 monitor."</text:span></text:p>
      <text:p text:style-name="P16"><text:span text:style-name="T18">27:</text:span> <text:s text:c="7"/><text:span text:style-name="T22">S0</text:span>07000055415347C8</text:p>
      <text:p text:style-name="P16"><text:soft-page-break/><text:span text:style-name="T18">28:</text:span> <text:s text:c="7"/><text:span text:style-name="T22">S1</text:span>0B0200A90A69058D0802003A</text:p>
      <text:p text:style-name="P16"><text:span text:style-name="T18">29:</text:span> <text:s text:c="7"/><text:span text:style-name="T22">S9</text:span>030000FC</text:p>
      <text:p text:style-name="P16"><text:span text:style-name="T18">30:</text:span> <text:s text:c="5"/><text:span text:style-name="T19">%/s19</text:span></text:p>
      <text:p text:style-name="P23"><text:span text:style-name="T18">31:</text:span> <text:s text:c="3"/><text:span text:style-name="T7">%/output</text:span> </text:p>
      <text:p text:style-name="Standard">I pointed at the output and said "The <text:span text:style-name="T3">.lst</text:span> file that was generated is present under the title which reads '<text:span text:style-name="T3">*** List file ***</text:span><text:span text:style-name="T13">'</text:span> and the <text:span text:style-name="T3">s19</text:span> file is present in a <text:span text:style-name="T3">%s19</text:span> fold which is under the title '<text:span text:style-name="T3">*** Executable code ***</text:span><text:span text:style-name="T13">'</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3">S19</text:span> files consist of what are called <text:span text:style-name="T3">S records</text:span>," I said "and each line in an S19 file contains a separate S record. <text:s/>It will be easier to explain the contents of the <text:span text:style-name="T3">s19</text:span> file if we look at the <text:span text:style-name="T3">lst</text:span> file first." ( see Fig. 2)</text:p>
      <text:p text:style-name="Standard"/>
      <text:p text:style-name="Standard"><draw:frame draw:style-name="fr2" draw:name="Object2" text:anchor-type="paragraph" svg:x="0.2555in" svg:y="0.1535in" svg:width="5.5492in" svg:height="3.3992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3">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9">0200</text:span><text:span text:style-name="T10"> </text:span><text:span text:style-name="T11">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3">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d 0200</text:p>
      <text:p text:style-name="Preformatted_20_Text"><text:soft-page-break/></text:p>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1">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8">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8">A9 0A</text:span> <text:s text:c="4"/>LDA #0Ah</text:p>
      <text:p text:style-name="Preformatted_20_Text">0202 <text:s/><text:span text:style-name="T8">69 05</text:span> <text:s text:c="4"/>ADC #05h</text:p>
      <text:p text:style-name="Preformatted_20_Text"><text:soft-page-break/>0204 <text:s/><text:span text:style-name="T8">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3">umon65</text:span> monitor program is written in assembly language," I replied "and its source code is included in the emulator's download archive file. <text:s/>The file is called <text:span text:style-name="T3">umon65uasm</text:span> and it is located in the <text:span text:style-name="T3">examples/u6502</text:span><text:span text:style-name="T13">/ directory ( or examples\u6502\ on Windows systems )</text:span>. <text:s/>The <text:span text:style-name="T3">manual</text:span> for the umon65 monitor is also in that directory."</text:p>
      <text:p text:style-name="Standard"/>
      <text:p text:style-name="Standard">Pat opened the <text:span text:style-name="T3">umon65.uasm</text:span> file in the text editor and looked at it. <text:s/><text:span text:style-name="T10">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me that the Hungarians have the following saying: 'All beginnings are tough.' <text:s/>Over time, I have found this saying to be true and it has often given <text:soft-page-break/>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
      <text:p text:style-name="Standard">Pat laughed and said "Okay professor, I'll be patient, but can you at least <text:soft-page-break/>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3">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3">models</text:span> are usually used to represent objects instead of either scaled or unscaled exact copies of the objects. <text:s/>A <text:span text:style-name="T3">model</text:span> is a simplified representation of an object that only copies some of its attributes. <text:s/>Examples of typical object attributes include weight, height, strength, and color.</text:p>
      <text:p text:style-name="Standard"><text:soft-page-break/></text:p>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3">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Each of the items that will be placed into the garage could also be <text:soft-page-break/>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s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Back to Martians again!" cried Pat. <text:s/>"And if John Von Neumann is involved, <text:soft-page-break/>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text:soft-page-break/>Variables</text:p>
      <text:p text:style-name="Standard">"A <text:span text:style-name="T3">variable</text:span> allows a programmer to use a <text:span text:style-name="T3">letter</text:span> or a <text:span text:style-name="T3">name</text:span> instead of an <text:span text:style-name="T3">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4">11 02</text:span> <text:s text:c="2"/>000003 | <text:s text:c="7"/>lda <text:span text:style-name="T24">garage_width</text:span></text:p>
      <text:p text:style-name="Preformatted_20_Text">0203 69 01 <text:s text:c="5"/>000004 | <text:s text:c="7"/>adc #1d</text:p>
      <text:p text:style-name="Preformatted_20_Text">0205 8D <text:span text:style-name="T24">11 02</text:span> <text:s text:c="2"/>000005 | <text:s text:c="7"/>sta <text:span text:style-name="T24">garage_width</text:span></text:p>
      <text:p text:style-name="Preformatted_20_Text"><text:s text:c="16"/>000006 |</text:p>
      <text:p text:style-name="Preformatted_20_Text">0208 AD <text:span text:style-name="T9">12 02</text:span> <text:s text:c="2"/>000007 | <text:s text:c="7"/>lda <text:span text:style-name="T9">garage_length</text:span></text:p>
      <text:p text:style-name="Preformatted_20_Text">020B 69 01 <text:s text:c="5"/>000008 | <text:s text:c="7"/>adc #1d</text:p>
      <text:p text:style-name="Preformatted_20_Text">020D 8D <text:span text:style-name="T9">12 02</text:span> <text:s text:c="2"/>000009 | <text:s text:c="7"/>sta <text:span text:style-name="T9">garage_length</text:span></text:p>
      <text:p text:style-name="Preformatted_20_Text">0210 00 <text:s text:c="8"/>000010 | <text:s text:c="7"/>brk</text:p>
      <text:p text:style-name="Preformatted_20_Text"><text:s text:c="16"/>000011 | <text:s text:c="7"/></text:p>
      <text:p text:style-name="Preformatted_20_Text"><text:span text:style-name="T23">0211</text:span> 09 <text:s text:c="8"/>000012 |<text:span text:style-name="T15">garage_width</text:span> <text:span text:style-name="T8">dbt</text:span> <text:span text:style-name="T11">9d</text:span></text:p>
      <text:p text:style-name="Preformatted_20_Text">0212 08 <text:s text:c="8"/>000013 |<text:span text:style-name="T9">garage_length</text:span> <text:span text:style-name="T8">dbt</text:span> <text:span text:style-name="T11">8d</text:span></text:p>
      <text:p text:style-name="Preformatted_20_Text"><text:s text:c="16"/>000014 | <text:s text:c="7"/></text:p>
      <text:p text:style-name="Preformatted_20_Text"><text:s text:c="16"/>000015 | <text:s text:c="7"/>end</text:p>
      <text:p text:style-name="Standard"/>
      <text:p text:style-name="Standard"><text:soft-page-break/></text:p>
      <text:p text:style-name="Standard">While Pat studied the .LST file, I explained how the variables worked. <text:s/>"In this program, a variable called <text:span text:style-name="T3">garage_width</text:span> has been created to hold the width of the garage floor and another variable called <text:span text:style-name="T3">garage_length</text:span> has been created to hold its length. <text:s/>The <text:span text:style-name="T3">garage_width</text:span> variable has been set or <text:span text:style-name="T3">initialized</text:span> to <text:span text:style-name="T3">9</text:span> decimal and the address it has been bound to is 0211h. <text:s/>The <text:span text:style-name="T3">garage_length</text:span> variable has been initialized to <text:span text:style-name="T3">8</text:span> decimal and the address it has been bound to is 0212h. <text:s/>The measurement units that each of these variables are working with is meters. <text:s/>The <text:span text:style-name="T3">dbt</text:span> directive ( which stands for <text:span text:style-name="T3">Define Byte</text:span> ) is used to create byte-sized variables with this assembler."</text:p>
      <text:p text:style-name="Standard"/>
      <text:p text:style-name="Standard">"I see that the name <text:span text:style-name="T3">garage_width</text:span> and <text:span text:style-name="T3">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3">9</text:span> that the variable <text:span text:style-name="T3">garage_width</text:span> refers to <text:s/>into register 'A' . <text:s/>The ADC instruction is adding <text:span text:style-name="T3">1</text:span> to the <text:span text:style-name="T3">9</text:span> and this should result in a <text:span text:style-name="T3">10</text:span> decimal being placed into the 'A' register. <text:s/>The STA instruction is then copying the <text:span text:style-name="T3">10</text:span> decimal which is in the 'A' register back into memory at the address that <text:span text:style-name="T3">garage_width</text:span> refers to. <text:s/></text:p>
      <text:p text:style-name="Standard"/>
      <text:p text:style-name="Standard">Overall, it looks like the result of executing these 3 instructions is to increase the contents of the <text:span text:style-name="T3">garage_width</text:span> variable from <text:span text:style-name="T3">9</text:span> to <text:span text:style-name="T3">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3">d 0200 021f </text:span>command followed by a <text:span text:style-name="T3">u 0200</text:span> command then I will help you step through the program."</text:p>
      <text:p text:style-name="Standard"/>
      <text:p text:style-name="Standard">Pat loaded the program and executed the two commands. <text:s/>This is what was displayed on the screen:</text:p>
      <text:p text:style-name="Standard"/>
      <text:p text:style-name="Preformatted_20_Text"><text:soft-page-break/>-d 0200 021f</text:p>
      <text:p text:style-name="Preformatted_20_Text"/>
      <text:p text:style-name="Preformatted_20_Text">0200 <text:s/>AD 11 02 69 01 8D 11 02 - AD 12 02 69 01 8D 12 02 <text:s/>...i.......i.... </text:p>
      <text:p text:style-name="Preformatted_20_Text">0210 <text:s/>00 <text:span text:style-name="T11">09</text:span> <text:span text:style-name="T11">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1">09 08</text:span> <text:s text:c="4"/><text:span text:style-name="T11">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3">9</text:span> and memory location 0212h contains an <text:span text:style-name="T3">8</text:span>! <text:s/>These numbers are what we put into the <text:span text:style-name="T3">garage_width</text:span> and the <text:span text:style-name="T3">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3">9</text:span> and <text:span text:style-name="T3">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3">9</text:span> and the <text:span text:style-name="T3">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3">context</text:span> it knows. <text:s/>What do you think is providing the <text:span text:style-name="T3">context</text:span> for these two memory locations, Pat?"</text:p>
      <text:p text:style-name="Standard"/>
      <text:p text:style-name="Standard">"The <text:span text:style-name="T3">garage floor</text:span> that is being modeled by the <text:span text:style-name="T3">garage_width</text:span> and <text:span text:style-name="T3">garage_length</text:span> variables." replied Pat after a few moments of thought.</text:p>
      <text:p text:style-name="Standard"><text:soft-page-break/></text:p>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1">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3">9</text:span> from the <text:span text:style-name="T3">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3">9</text:span> by <text:span text:style-name="T3">1</text:span> then places the resulting <text:span text:style-name="T3">0A</text:span> hex into the 'A' register."</text:p>
      <text:p text:style-name="Standard"/>
      <text:p text:style-name="Standard">Pat executed the Trace command and verified that <text:span text:style-name="T3">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1">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3">9</text:span> that we placed into the <text:span text:style-name="T3">garage_width</text:span> variable is still there." I said. <text:s/>Pat executed the Dump command and here was the result:</text:p>
      <text:p text:style-name="Preformatted_20_Text"/>
      <text:p text:style-name="Preformatted_20_Text">-d 0211</text:p>
      <text:p text:style-name="Preformatted_20_Text"/>
      <text:p text:style-name="Preformatted_20_Text">0211 <text:s/><text:span text:style-name="T11">09</text:span> 08 00 00 00 00 00 00 - 00 00 00 00 00 00 00 00 <text:s/>................ </text:p>
      <text:p text:style-name="Preformatted_20_Text"><text:soft-page-break/></text:p>
      <text:p text:style-name="Preformatted_20_Text"/>
      <text:p text:style-name="Standard">"Finally," I said "execute the STA instruction with the Trace command then verify that the <text:span text:style-name="T3">garage_width</text:span> variable was changed from <text:span text:style-name="T3">9</text:span> to <text:span text:style-name="T3">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1">0A</text:span> <text:s text:c="8"/>FC <text:s text:c="7"/>00 <text:s text:c="7"/>FD <text:s text:c="6"/>00010100</text:p>
      <text:p text:style-name="Preformatted_20_Text"/>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1">0A</text:span> 08 00 00 00 00 00 00 - 00 00 00 00 00 00 00 00 <text:s/>................</text:p>
      <text:p text:style-name="Preformatted_20_Text"/>
      <text:p text:style-name="Standard"/>
      <text:p text:style-name="Standard">"The <text:span text:style-name="T3">garage_width</text:span> variable was changed from a <text:span text:style-name="T3">9</text:span> to a <text:span text:style-name="T3">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3">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3">SR</text:span> stands for <text:span text:style-name="T3">Status Register</text:span> and the bits in this register indicate the current <text:soft-page-break/>state or status of the CPU. <text:s/>These bits are called status flags or <text:span text:style-name="T3">flags</text:span> for short and, as instructions are executed, certain instructions <text:span text:style-name="T3">set</text:span> or <text:span text:style-name="T3">clear</text:span> these flags. <text:s/><text:span text:style-name="T3">Setting</text:span> a flag turns it into a <text:span text:style-name="T3">1</text:span> and <text:span text:style-name="T3">clearing</text:span> a flag turns it into a <text:span text:style-name="T3">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3">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3">set</text:span>. <text:s/>If these instructions result in a nonzero value being calculated after execution, then the Z flag is <text:span text:style-name="T3">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r</text:p>
      <text:p text:style-name="Preformatted_20_Text"><text:soft-page-break/></text:p>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8">Z</text:span>C(SR)</text:p>
      <text:p text:style-name="Preformatted_20_Text"><text:s text:c="3"/>0202 <text:s text:c="8"/>00 <text:s text:c="8"/><text:span text:style-name="T8">03</text:span> <text:s text:c="7"/>00 <text:s text:c="7"/>FD <text:s text:c="6"/>000101<text:span text:style-name="T8">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3 <text:s text:c="8"/>00 <text:s text:c="8"/><text:span text:style-name="T8">02</text:span> <text:s text:c="7"/>00 <text:s text:c="7"/>FD <text:s text:c="6"/>000101<text:span text:style-name="T8">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4 <text:s text:c="8"/>00 <text:s text:c="8"/><text:span text:style-name="T8">01</text:span> <text:s text:c="7"/>00 <text:s text:c="7"/>FD <text:s text:c="6"/>000101<text:span text:style-name="T8">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5 <text:s text:c="8"/>00 <text:s text:c="8"/><text:span text:style-name="T11">00</text:span> <text:s text:c="7"/>00 <text:s text:c="7"/>FD <text:s text:c="6"/>000101<text:span text:style-name="T11">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text:soft-page-break/>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Assemble command, and then had Pat trace through it:</text:p>
      <text:p text:style-name="Standard"/>
      <text:p text:style-name="Preformatted_20_Text"><text:soft-page-break/>0200 <text:s/>A9 01 <text:s text:c="4"/>LDA #01h</text:p>
      <text:p text:style-name="Preformatted_20_Text">0202 <text:s/>4C <text:span text:style-name="T11">07 02</text:span> <text:s/><text:span text:style-name="T8">JMP</text:span> <text:span text:style-name="T11">0207h</text:span></text:p>
      <text:p text:style-name="Preformatted_20_Text">0205 <text:s/>A2 02 <text:s text:c="4"/>LDX #02h</text:p>
      <text:p text:style-name="Preformatted_20_Text"><text:span text:style-name="T11">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8">-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1">0202</text:span> <text:s text:c="8"/>01 <text:s text:c="8"/>FC <text:s text:c="7"/>00 <text:s text:c="7"/>FD <text:s text:c="6"/>00010100</text:p>
      <text:p text:style-name="Preformatted_20_Text"/>
      <text:p text:style-name="Preformatted_20_Text">0202 <text:s/>4C 07 02 <text:s/><text:span text:style-name="T8">JMP</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1">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text:soft-page-break/>"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3">Labels</text:span> instead of addresses." I replied.</text:p>
      <text:p text:style-name="Plain_5f_heading_5f_1">Labels</text:p>
      <text:p text:style-name="Standard">"<text:span text:style-name="T3">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8">07 02</text:span> <text:s text:c="2"/>000004 | <text:s text:c="7"/><text:span text:style-name="T8">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8">0207</text:span> A9 03 <text:s text:c="5"/>000008 |<text:span text:style-name="T8">skip1</text:span> <text:s text:c="2"/>lda #03d</text:p>
      <text:p text:style-name="Preformatted_20_Text">0209 4C <text:span text:style-name="T9">0E 02</text:span> <text:s text:c="2"/>000009 | <text:s text:c="7"/><text:span text:style-name="T9">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9">020E</text:span> 00 <text:s text:c="8"/>000013 |<text:span text:style-name="T9">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3">skip1</text:span> is bound to address 0207h and the label <text:span text:style-name="T3">skip2</text:span> is bound to address 020Eh. <text:s/>A programmer is free to place labels on any instruction they want to, but the characters in each each label's name must be taken from the same range of ASCII characters that <text:soft-page-break/>variable names do. <text:s/><text:span text:style-name="T3">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3">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3">Carry</text:span> flag, BEQ and BNE are related to the <text:span text:style-name="T3">Zero</text:span> flag, BMI and BPL are related to the Negative flag, and BVC and BVS are related to the <text:span text:style-name="T3">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ext:soft-page-break/>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3">internally</text:span> <text:span text:style-name="T3">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3">set</text:span> and if the result was non-zero ( meaning the values were not equal ), the Zero flag will be <text:span text:style-name="T3">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text:soft-page-break/>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text:soft-page-break/></text:p>
      <text:p text:style-name="Preformatted_20_Text">PgmCntr(PC) <text:s/>Accum(AC) <text:s/>XReg(XR) <text:s/>YReg(YR) <text:s/>StkPtr(SP) <text:s/>NV-BDI<text:span text:style-name="T11">Z</text:span>C(SR)</text:p>
      <text:p text:style-name="Preformatted_20_Text"><text:s text:c="3"/>0202 <text:s text:c="8"/><text:span text:style-name="T8">02</text:span> <text:s text:c="8"/>FC <text:s text:c="7"/>00 <text:s text:c="7"/>FD <text:s text:c="6"/>000101<text:span text:style-name="T11">0</text:span>0</text:p>
      <text:p text:style-name="Preformatted_20_Text"/>
      <text:p text:style-name="Preformatted_20_Text">0202 <text:s/>C9 02 <text:s text:c="4"/><text:span text:style-name="T8">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4 <text:s text:c="8"/>02 <text:s text:c="8"/>FC <text:s text:c="7"/>00 <text:s text:c="7"/>FD <text:s text:c="6"/>000101<text:span text:style-name="T11">1</text:span>1</text:p>
      <text:p text:style-name="Preformatted_20_Text"/>
      <text:p text:style-name="Preformatted_20_Text"><text:span text:style-name="T9">0204</text:span> <text:s/>F0 01 <text:s text:c="4"/><text:span text:style-name="T9">BEQ</text:span> <text:span text:style-name="T9">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9">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A <text:s text:c="8"/><text:span text:style-name="T8">05</text:span> <text:s text:c="8"/>FC <text:s text:c="7"/>00 <text:s text:c="7"/>FD <text:s text:c="6"/>000101<text:span text:style-name="T11">0</text:span>1</text:p>
      <text:p text:style-name="Preformatted_20_Text"/>
      <text:p text:style-name="Preformatted_20_Text">020A <text:s/>C9 06 <text:s text:c="4"/><text:span text:style-name="T8">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C <text:s text:c="8"/>05 <text:s text:c="8"/>FC <text:s text:c="7"/>00 <text:s text:c="7"/>FD <text:s text:c="6"/>100101<text:span text:style-name="T11">0</text:span>0</text:p>
      <text:p text:style-name="Preformatted_20_Text"/>
      <text:p text:style-name="Preformatted_20_Text"><text:span text:style-name="T9">020C</text:span> <text:s/>F0 02 <text:s text:c="4"/><text:span text:style-name="T9">BEQ 0210h</text:span></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oft-page-break/><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1">01</text:span> <text:s text:c="4"/><text:span text:style-name="T8">BEQ</text:span> <text:span text:style-name="T11">0207h</text:span></text:p>
      <text:p text:style-name="Preformatted_20_Text">0206 <text:s/>EA <text:s text:c="7"/>NOP </text:p>
      <text:p text:style-name="Preformatted_20_Text"><text:span text:style-name="T11">0207</text:span> <text:s/>EA <text:s text:c="7"/>NOP </text:p>
      <text:p text:style-name="Preformatted_20_Text"><text:soft-page-break/>0208 <text:s/>A9 05 <text:s text:c="4"/>LDA #05h</text:p>
      <text:p text:style-name="Preformatted_20_Text">020A <text:s/>C9 06 <text:s text:c="4"/>CMP #06h</text:p>
      <text:p text:style-name="Preformatted_20_Text">020C <text:s/>F0 <text:span text:style-name="T9">02</text:span> <text:s text:c="4"/><text:span text:style-name="T8">BEQ</text:span> <text:span text:style-name="T9">0210h</text:span></text:p>
      <text:p text:style-name="Preformatted_20_Text">020E <text:s/>EA <text:s text:c="7"/>NOP </text:p>
      <text:p text:style-name="Preformatted_20_Text">020F <text:s/>EA <text:s text:c="7"/>NOP </text:p>
      <text:p text:style-name="Preformatted_20_Text"><text:span text:style-name="T9">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3">1</text:span> memory location away from it. <text:s/></text:p>
      <text:p text:style-name="Standard"/>
      <text:p text:style-name="Standard">The second BEQ instruction has an operand of <text:span text:style-name="T3">02</text:span> and it is branching to address 210 hex. <text:s/>The address of the next instruction after the second BEQ is 20E and address 210 is <text:span text:style-name="T3">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text:soft-page-break/>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3">1</text:span> in the leftmost bit position indicates that the number is negative and a <text:span text:style-name="T3">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3">negative</text:span> if it represents a signed number. <text:s/>If the leftmost bit is a 0, then the Negative flag will also be set to a 0 to indicate the value is <text:span text:style-name="T3">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8">05</text:span>h</text:p>
      <text:p text:style-name="Preformatted_20_Text">0202 <text:s/>A9 80 <text:s text:c="4"/>LDA #<text:span text:style-name="T11">80</text:span>h</text:p>
      <text:p text:style-name="Preformatted_20_Text">0204 <text:s/>A9 27 <text:s text:c="4"/>LDA #<text:span text:style-name="T8">27</text:span>h</text:p>
      <text:p text:style-name="Preformatted_20_Text">0206 <text:s/>A9 C2 <text:s text:c="4"/>LDA #<text:span text:style-name="T11">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8">0</text:span>000 0101</text:p>
      <text:p text:style-name="Standard"/>
      <text:p text:style-name="Standard"><text:s text:c="3"/>8 <text:s text:c="6"/>0</text:p>
      <text:p text:style-name="Standard"><text:span text:style-name="T11">1</text:span>000 0000</text:p>
      <text:p text:style-name="Standard"/>
      <text:p text:style-name="Standard"><text:s text:c="3"/>2 <text:s text:c="6"/>7</text:p>
      <text:p text:style-name="Standard"><text:span text:style-name="T8">0</text:span>010 0111</text:p>
      <text:p text:style-name="Standard"/>
      <text:p text:style-name="Standard"><text:s text:c="3"/>c <text:s text:c="7"/>2</text:p>
      <text:p text:style-name="Standard"><text:span text:style-name="T11">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8">N</text:span>V-BDIZC(SR)</text:p>
      <text:p text:style-name="Preformatted_20_Text"><text:s text:c="3"/>0202 <text:s text:c="8"/><text:span text:style-name="T8">05</text:span> <text:s text:c="8"/>FC <text:s text:c="7"/>00 <text:s text:c="7"/>FD <text:s text:c="6"/><text:span text:style-name="T8">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1">N</text:span>V-BDIZC(SR)</text:p>
      <text:p text:style-name="Preformatted_20_Text"><text:s text:c="3"/>0204 <text:s text:c="8"/><text:span text:style-name="T11">80</text:span> <text:s text:c="8"/>FC <text:s text:c="7"/>00 <text:s text:c="7"/>FD <text:s text:c="6"/><text:span text:style-name="T11">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8">N</text:span>V-BDIZC(SR)</text:p>
      <text:p text:style-name="Preformatted_20_Text"><text:s text:c="3"/>0206 <text:s text:c="8"/><text:span text:style-name="T8">27</text:span> <text:s text:c="8"/>FC <text:s text:c="7"/>00 <text:s text:c="7"/>FD <text:s text:c="6"/><text:span text:style-name="T8">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1">N</text:span>V-BDIZC(SR)</text:p>
      <text:p text:style-name="Preformatted_20_Text"><text:s text:c="3"/>0208 <text:s text:c="8"/><text:span text:style-name="T11">C2</text:span> <text:s text:c="8"/>FC <text:s text:c="7"/>00 <text:s text:c="7"/>FD <text:s text:c="6"/><text:span text:style-name="T11">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3">loops</text:span>. <text:s/>Usually, there is some logic that is placed within a loop that will allow the loop to eventually be exited. <text:s/>The word <text:span text:style-name="T3">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3">infinite loops</text:span><text:span text:style-name="T13">.</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8">0200</text:span> <text:s/>A9 01 <text:s text:c="4"/>LDA #01h</text:p>
      <text:p text:style-name="Preformatted_20_Text">0202 <text:s/>A2 02 <text:s text:c="4"/>LDX #02h</text:p>
      <text:p text:style-name="Preformatted_20_Text">0204 <text:s/>4C 00 02 <text:s/><text:span text:style-name="T8">JMP</text:span> <text:span text:style-name="T8">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8">0202</text:span> <text:s text:c="8"/>01 <text:s text:c="8"/>FC <text:s text:c="7"/>00 <text:s text:c="7"/>FD <text:s text:c="6"/>00010100</text:p>
      <text:p text:style-name="Preformatted_20_Text"/>
      <text:p text:style-name="Preformatted_20_Text"><text:span text:style-name="T14">0202</text:span> <text:s/>A2 02 <text:s text:c="4"/>LDX #02h</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text:soft-page-break/>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8">0202</text:span> <text:s/>CA <text:s text:c="7"/>DEX </text:p>
      <text:p text:style-name="Preformatted_20_Text">0203 <text:s/>D0 <text:span text:style-name="T11">FD</text:span> <text:s text:c="4"/>BNE <text:span text:style-name="T8">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4</text:span> <text:s text:c="7"/>00 <text:s text:c="7"/>FD <text:s text:c="6"/>000101<text:span text:style-name="T11">0</text:span>0</text:p>
      <text:p text:style-name="Preformatted_20_Text"/>
      <text:p text:style-name="Preformatted_20_Text"><text:span text:style-name="T14">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3</text:span> <text:s text:c="7"/>00 <text:s text:c="7"/>FD <text:s text:c="6"/>000101<text:span text:style-name="T11">0</text:span>0</text:p>
      <text:p text:style-name="Preformatted_20_Text"/>
      <text:p text:style-name="Preformatted_20_Text"><text:span text:style-name="T14">0203</text:span>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3</text:span> <text:s text:c="7"/>00 <text:s text:c="7"/>FD <text:s text:c="6"/>000101<text:span text:style-name="T11">0</text:span>0</text:p>
      <text:p text:style-name="Preformatted_20_Text"/>
      <text:p text:style-name="Preformatted_20_Text"><text:span text:style-name="T14">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2</text:span> <text:s text:c="7"/>00 <text:s text:c="7"/>FD <text:s text:c="6"/>000101<text:span text:style-name="T11">0</text:span>0</text:p>
      <text:p text:style-name="Preformatted_20_Text"><text:soft-page-break/></text:p>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2</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1</text:span> <text:s text:c="7"/>00 <text:s text:c="7"/>FD <text:s text:c="6"/>000101<text:span text:style-name="T11">0</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1</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0</text:span> <text:s text:c="7"/>00 <text:s text:c="7"/>FD <text:s text:c="6"/>000101<text:span text:style-name="T11">1</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8">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3">backwards</text:span> in memory so it must <text:soft-page-break/>be a <text:span text:style-name="T3">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heir power from the principle of <text:span text:style-name="T3">repeated cycling</text:span>. <text:s/></text:p>
      <text:p text:style-name="Standard"/>
      <text:p text:style-name="Standard">A simple example of this is a car tire. <text:s/>A tire would not be very useful if it could only be rolled through one revolution. <text:s/>This brings to mind the image <text:soft-page-break/>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ext:soft-page-break/>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text:soft-page-break/>numbers. <text:s/>This is the problem that the <text:span text:style-name="T3">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3">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ext:soft-page-break/>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8">FF</text:span> <text:s text:c="8"/>000003 |number1 dbt <text:span text:style-name="T8">11111111</text:span>b</text:p>
      <text:p text:style-name="Preformatted_20_Text">0201 <text:span text:style-name="T8">01</text:span> <text:s text:c="8"/>000004 |number2 dbt <text:span text:style-name="T8">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8">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text:soft-page-break/>PgmCntr(PC) <text:s/>Accum(AC) <text:s/>XReg(XR) <text:s/>YReg(YR) <text:s/>StkPtr(SP) <text:s/>NV-BDIZC(SR)</text:p>
      <text:p text:style-name="Preformatted_20_Text"><text:s text:c="3"/>0208 <text:s text:c="8"/><text:span text:style-name="T8">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1">C</text:span>(SR)</text:p>
      <text:p text:style-name="Preformatted_20_Text"><text:s text:c="3"/>0209 <text:s text:c="8"/>FF <text:s text:c="8"/>FC <text:s text:c="7"/>00 <text:s text:c="7"/>FD <text:s text:c="6"/>1001010<text:span text:style-name="T11">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C <text:s text:c="8"/><text:span text:style-name="T8">00</text:span> <text:s text:c="8"/>FC <text:s text:c="7"/>00 <text:s text:c="7"/>FD <text:s text:c="6"/>000101<text:span text:style-name="T11">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3">base</text:span> <text:span text:style-name="T3">address</text:span> to determine what is called the <text:span text:style-name="T3">effective</text:span> <text:span text:style-name="T3">address</text:span>. <text:s/></text:p>
      <text:p text:style-name="Standard"/>
      <text:p text:style-name="Standard">For example, with the <text:span text:style-name="T3">Absolute,X</text:span> addressing mode, the programmer specifies an <text:span text:style-name="T3">absolute</text:span> <text:span text:style-name="T3">address</text:span> to use as the <text:span text:style-name="T3">base</text:span> <text:span text:style-name="T3">address</text:span> and then the contents of the X register are added to this <text:span text:style-name="T3">base</text:span> <text:span text:style-name="T3">address</text:span> to determine the <text:span text:style-name="T3">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text:soft-page-break/>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1">43h</text:span>,44h,45h</text:p>
      <text:p text:style-name="Preformatted_20_Text">0201 42 <text:s text:c="14"/></text:p>
      <text:p text:style-name="Preformatted_20_Text"><text:span text:style-name="T11">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1">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1">02</text:span> <text:s text:c="7"/>00 <text:s text:c="7"/>FD <text:s text:c="6"/>00010100</text:p>
      <text:p text:style-name="Preformatted_20_Text"/>
      <text:p text:style-name="Preformatted_20_Text">0212 <text:s/>BD 00 02 <text:s/><text:span text:style-name="T8">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5 <text:s text:c="8"/><text:span text:style-name="T11">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3">Absolute,X</text:span> addressing mode to determine the memory location which it will copy the value from." I said <text:s/>"This memory location is called the <text:span text:style-name="T3">effective address</text:span>. <text:s/>The <text:span text:style-name="T3">base address</text:span> <text:soft-page-break/>is <text:span text:style-name="T3">0200</text:span> hex and <text:span text:style-name="T3">02</text:span> has already been loaded into the X register. <text:s/>The <text:span text:style-name="T3">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3">nums</text:span>, but instead of defining a single byte at address 0200 hex, you placed a series of 5 bytes in this area of memory with the first byte being located at address 0200 hex. <text:s/>I didn't know that the <text:span text:style-name="T3">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3">table</text:span><text:span text:style-name="T13">, an </text:span><text:span text:style-name="T3">array</text:span><text:span text:style-name="T13">,</text:span><text:span text:style-name="T3"> or a list</text:span>. <text:s/>This array consists of 5 bytes and these bytes just happen to contain the first 5 capital ASCII letters.</text:p>
      <text:p text:style-name="Standard"/>
      <text:p text:style-name="Standard">When the instruction <text:span text:style-name="T3">lda nums,x</text:span> was executed, it took the address of <text:span text:style-name="T3">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
      <text:p text:style-name="Preformatted_20_Text"/>
      <text:p text:style-name="Preformatted_20_Text"><text:bookmark-start text:name="DDE_LINK1"/><text:bookmark-start text:name="DDE_LINK3"/><text:s text:c="22"/>000001 |;The purpose of this program is to calculate the</text:p>
      <text:p text:style-name="Preformatted_20_Text"><text:bookmark-end text:name="DDE_LINK1"/><text:bookmark-end text:name="DDE_LINK3"/><text:s text:c="22"/>000002 |;sum of the array nums and then to place the</text:p>
      <text:p text:style-name="Preformatted_20_Text"><text:s text:c="22"/>000003 |;result into the variable sum.</text:p>
      <text:p text:style-name="Preformatted_20_Text"><text:s text:c="22"/>000004 |</text:p>
      <text:p text:style-name="Preformatted_20_Text"><text:s text:c="6"/>0200 <text:s text:c="11"/>000005 |<text:tab/>org 0200h</text:p>
      <text:p text:style-name="Preformatted_20_Text"><text:s text:c="22"/>000006 |<text:tab/></text:p>
      <text:p text:style-name="Preformatted_20_Text"><text:soft-page-break/><text:s text:c="22"/>000007 |;An array of 10 bytes.</text:p>
      <text:p text:style-name="Preformatted_20_Text"><text:s text:c="6"/>0200 01 <text:s text:c="8"/>000008 |nums<text:tab/>dbt 1d,2d,3d,4d,5d,6d,7d,8d,9d,10d</text:p>
      <text:p text:style-name="Preformatted_20_Text"><text:s text:c="6"/>0201 02 <text:s text:c="14"/></text:p>
      <text:p text:style-name="Preformatted_20_Text"><text:s text:c="6"/>0202 03 <text:s text:c="14"/></text:p>
      <text:p text:style-name="Preformatted_20_Text"><text:s text:c="6"/>0203 04 <text:s text:c="14"/></text:p>
      <text:p text:style-name="Preformatted_20_Text"><text:s text:c="6"/>0204 05 <text:s text:c="14"/></text:p>
      <text:p text:style-name="Preformatted_20_Text"><text:s text:c="6"/>0205 06 <text:s text:c="14"/></text:p>
      <text:p text:style-name="Preformatted_20_Text"><text:s text:c="6"/>0206 07 <text:s text:c="14"/></text:p>
      <text:p text:style-name="Preformatted_20_Text"><text:s text:c="6"/>0207 08 <text:s text:c="14"/></text:p>
      <text:p text:style-name="Preformatted_20_Text"><text:s text:c="6"/>0208 09 <text:s text:c="14"/></text:p>
      <text:p text:style-name="Preformatted_20_Text"><text:s text:c="6"/>0209 0A <text:s text:c="14"/></text:p>
      <text:p text:style-name="Preformatted_20_Text"><text:s text:c="22"/>000009 |</text:p>
      <text:p text:style-name="Preformatted_20_Text"><text:s text:c="22"/>000010 |</text:p>
      <text:p text:style-name="Preformatted_20_Text"><text:s text:c="22"/>000011 |</text:p>
      <text:p text:style-name="Preformatted_20_Text"><text:s text:c="22"/>000012 |</text:p>
      <text:p text:style-name="Preformatted_20_Text"><text:s text:c="22"/>000013 |</text:p>
      <text:p text:style-name="Preformatted_20_Text"><text:s text:c="22"/>000014 |</text:p>
      <text:p text:style-name="Preformatted_20_Text"><text:s text:c="22"/>000015 |</text:p>
      <text:p text:style-name="Preformatted_20_Text"><text:s text:c="22"/>000016 |</text:p>
      <text:p text:style-name="Preformatted_20_Text"><text:s text:c="22"/>000017 |</text:p>
      <text:p text:style-name="Preformatted_20_Text"><text:s text:c="22"/>000018 |</text:p>
      <text:p text:style-name="Preformatted_20_Text"><text:s text:c="22"/>000019 |;Holds the sum of array at nums.</text:p>
      <text:p text:style-name="Preformatted_20_Text"><text:s text:c="6"/>020A 00 <text:s text:c="8"/>000020 |sum<text:tab/>dbt 0d</text:p>
      <text:p text:style-name="Preformatted_20_Text"><text:s text:c="22"/>000021 |<text:tab/></text:p>
      <text:p text:style-name="Preformatted_20_Text"><text:s text:c="6"/>0250 <text:s text:c="11"/>000022 |<text:tab/>org 0250h</text:p>
      <text:p text:style-name="Preformatted_20_Text"><text:s text:c="22"/>000023 |<text:tab/></text:p>
      <text:p text:style-name="Preformatted_20_Text"><text:s text:c="22"/>000024 |;Initialize the X register so that it offsets 0 </text:p>
      <text:p text:style-name="Preformatted_20_Text"><text:s text:c="22"/>000025 |;positions into the array nums.</text:p>
      <text:p text:style-name="Preformatted_20_Text"><text:s text:c="6"/>0250 A2 00 <text:s text:c="5"/>000026 |<text:tab/>ldx #0d</text:p>
      <text:p text:style-name="Preformatted_20_Text"><text:s text:c="22"/>000027 |<text:tab/></text:p>
      <text:p text:style-name="Preformatted_20_Text"><text:s text:c="22"/>000028 |;Initialize register 'A' to 0. <text:s/>This needs to be done </text:p>
      <text:p text:style-name="Preformatted_20_Text"><text:s text:c="22"/>000029 |;so that an old value in 'A' does not produce a wrong </text:p>
      <text:p text:style-name="Preformatted_20_Text"><text:s text:c="22"/>000030 |;sum during the first loop iteration.</text:p>
      <text:p text:style-name="Preformatted_20_Text"><text:s text:c="6"/>0252 A9 00 <text:s text:c="5"/>000031 |<text:tab/>lda #0d</text:p>
      <text:p text:style-name="Preformatted_20_Text"><text:s text:c="22"/>000032 |</text:p>
      <text:p text:style-name="Preformatted_20_Text"><text:s text:c="22"/>000033 |;This label is the top of the calculation loop.</text:p>
      <text:p text:style-name="Preformatted_20_Text"><text:s text:c="6"/>0254 <text:s text:c="11"/>000034 |AddMore <text:s/>*<text:tab/></text:p>
      <text:p text:style-name="Preformatted_20_Text"><text:s text:c="22"/>000035 |</text:p>
      <text:p text:style-name="Preformatted_20_Text"><text:s text:c="22"/>000036 |;Clear the carry flag so that it does not cause a</text:p>
      <text:p text:style-name="Preformatted_20_Text"><text:s text:c="22"/>000037 |;wrong sum to be calculated by the ADC instruction.</text:p>
      <text:p text:style-name="Preformatted_20_Text"><text:s text:c="6"/>0254 18 <text:s text:c="8"/>000038 |<text:tab/>clc</text:p>
      <text:p text:style-name="Preformatted_20_Text"><text:s text:c="22"/>000039 |</text:p>
      <text:p text:style-name="Preformatted_20_Text"><text:s text:c="22"/>000040 |;Obtain a value from the array at offset X positions </text:p>
      <text:p text:style-name="Preformatted_20_Text"><text:s text:c="22"/>000041 |;into the array and add this value to the contents </text:p>
      <text:p text:style-name="Preformatted_20_Text"><text:s text:c="22"/>000042 |;of the 'A' register.</text:p>
      <text:p text:style-name="Preformatted_20_Text"><text:s text:c="6"/>0255 7D 00 02 <text:s text:c="2"/>000043 |<text:tab/>adc nums,x</text:p>
      <text:p text:style-name="Preformatted_20_Text"><text:soft-page-break/><text:s text:c="22"/>000044 |<text:tab/></text:p>
      <text:p text:style-name="Preformatted_20_Text"><text:s text:c="22"/>000045 |;Increment X to the next offset position.</text:p>
      <text:p text:style-name="Preformatted_20_Text"><text:s text:c="6"/>0258 E8 <text:s text:c="8"/>000046 |<text:tab/>inx</text:p>
      <text:p text:style-name="Preformatted_20_Text"><text:s text:c="22"/>000047 |<text:tab/></text:p>
      <text:p text:style-name="Preformatted_20_Text"><text:s text:c="22"/>000048 |;If X has been incremented to 10, fall through the </text:p>
      <text:p text:style-name="Preformatted_20_Text"><text:s text:c="22"/>000049 |;bottom of the loop. <text:s/>If X is less than 10 then loop </text:p>
      <text:p text:style-name="Preformatted_20_Text"><text:s text:c="22"/>000050 |;back to AddMore and add another value from the array.</text:p>
      <text:p text:style-name="Preformatted_20_Text"><text:s text:c="6"/>0259 E0 0A <text:s text:c="5"/>000051 |<text:tab/>cpx #10d</text:p>
      <text:p text:style-name="Preformatted_20_Text"><text:s text:c="6"/>025B D0 F7 <text:s text:c="5"/>000052 |<text:tab/>bne AddMore</text:p>
      <text:p text:style-name="Preformatted_20_Text"><text:s text:c="22"/>000053 |<text:tab/></text:p>
      <text:p text:style-name="Preformatted_20_Text"><text:s text:c="22"/>000054 |;After the loop has finished calculating the sum of </text:p>
      <text:p text:style-name="Preformatted_20_Text"><text:s text:c="22"/>000055 |;the array, store this sum into the variable called </text:p>
      <text:p text:style-name="Preformatted_20_Text"><text:s text:c="22"/>000056 |;'sum'.</text:p>
      <text:p text:style-name="Preformatted_20_Text"><text:s text:c="6"/>025D 8D 0A 02 <text:s text:c="2"/>000057 |<text:tab/>sta sum</text:p>
      <text:p text:style-name="Preformatted_20_Text"><text:s text:c="22"/>000058 |<text:tab/></text:p>
      <text:p text:style-name="Preformatted_20_Text"><text:s text:c="22"/>000059 |;Return program control back to the monitor.</text:p>
      <text:p text:style-name="Preformatted_20_Text"><text:s text:c="6"/>0260 00 <text:s text:c="8"/>000060 |<text:tab/>brk</text:p>
      <text:p text:style-name="Preformatted_20_Text"><text:s text:c="22"/>000061 |<text:tab/></text:p>
      <text:p text:style-name="Preformatted_20_Text"><text:s text:c="22"/>000062 |;The end command must have at least 1 blank line</text:p>
      <text:p text:style-name="Preformatted_20_Text"><text:s text:c="22"/>000063 |;underneath it.</text:p>
      <text:p text:style-name="Preformatted_20_Text"><text:s text:c="22"/>000064 |</text:p>
      <text:p text:style-name="Preformatted_20_Text"><text:s text:c="22"/>000065 |<text:tab/>end</text:p>
      <text:p text:style-name="Standard"/>
      <text:p text:style-name="Standard">"What are all those lines that begin with semicolons for?" asked Pat</text:p>
      <text:p text:style-name="Standard"/>
      <text:p text:style-name="Standard">"Those are called <text:span text:style-name="T3">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8">01 02 03 04 05 06 07 08 - 09 0A</text:span> <text:span text:style-name="T11">00</text:span> 00 00 00 00 00 <text:s/>................</text:p>
      <text:p text:style-name="Preformatted_20_Text"><text:soft-page-break/><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1">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1">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text:soft-page-break/></text:p>
      <text:p text:style-name="Standard">Pat then did this and so should you.</text:p>
      <text:p text:style-name="Standard"/>
      <text:p text:style-name="Plain_5f_heading_5f_1">Exercises</text:p>
      <text:p text:style-name="Standard">1) The source code for the umon65 monitor is in the the mathpiperide/examples/u6502 directory in the download file that contained the emulator. <text:s/>Open this file and study it.</text:p>
      <text:p text:style-name="Standard"/>
      <text:p text:style-name="Standard">2) Write an <text:span text:style-name="T3">assembly language</text:span> program that adds the numbers 1,2,3,4,5, and 6 together and places the sum into location 0275h. <text:s/>Have the program start at 0200h in memory. <text:s/>Assemble the program, load it into the emulator, run it, and verify that it works correctly.</text:p>
      <text:p text:style-name="Standard"/>
      <text:p text:style-name="Standard">Here is a hint program to get you started. <text:s/>Copy this fold into a .mpw file in MathPIperIDE, save the file, then press &lt;shift&gt;&lt;enter&gt; inside the fold. <text:s/>A %s19 fold will then be created. <text:s/>Press &lt;shift&gt;&lt;enter&gt; inside of the %s19 fold to load the program into MathPiperIDe. <text:s/>Unassemble 0200h to make sure the program loaded correctly.</text:p>
      <text:p text:style-name="Standard"/>
      <text:p text:style-name="Standard"/>
      <text:p text:style-name="P20">%uasm65</text:p>
      <text:p text:style-name="P17"/>
      <text:p text:style-name="P21">;Hint program.</text:p>
      <text:p text:style-name="P17"/>
      <text:p text:style-name="P16"><text:s text:c="4"/><text:span text:style-name="T20">org</text:span> 0200h</text:p>
      <text:p text:style-name="P16"><text:s text:c="4"/></text:p>
      <text:p text:style-name="P16"><text:s text:c="4"/><text:span text:style-name="T21">lda</text:span> #<text:span text:style-name="T10">1d</text:span></text:p>
      <text:p text:style-name="P16"><text:s text:c="4"/><text:span text:style-name="T21">adc</text:span> #<text:span text:style-name="T10">2d</text:span></text:p>
      <text:p text:style-name="P16"><text:s text:c="4"/><text:span text:style-name="T21">adc</text:span> #<text:span text:style-name="T10">3d</text:span></text:p>
      <text:p text:style-name="P16"><text:s text:c="4"/></text:p>
      <text:p text:style-name="P16"><text:s text:c="4"/><text:span text:style-name="T22">;Place more adc instructions here.</text:span></text:p>
      <text:p text:style-name="P16"><text:s text:c="4"/></text:p>
      <text:p text:style-name="P16"><text:s text:c="4"/><text:span text:style-name="T21">sta</text:span> 0275h</text:p>
      <text:p text:style-name="P16"><text:s text:c="4"/></text:p>
      <text:p text:style-name="P16"><text:s text:c="4"/><text:span text:style-name="T21">brk</text:span></text:p>
      <text:p text:style-name="P16"><text:s text:c="4"/></text:p>
      <text:p text:style-name="P16"><text:s text:c="4"/><text:span text:style-name="T20">end</text:span></text:p>
      <text:p text:style-name="P17"/>
      <text:p text:style-name="P24">%/uasm65</text:p>
      <text:p text:style-name="Standard"/>
      <text:p text:style-name="Standard"/>
      <text:p text:style-name="P14">Appendix A - 6502 Instruction Set Reference ( minus zero page addressing )</text:p>
      <text:p text:style-name="Standard"/>
      <text:p text:style-name="P19">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19">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19">Processor Stack:</text:p>
      <text:p text:style-name="Preformatted_20_Text">Top down, 0x0100 - 0x01FF</text:p>
      <text:p text:style-name="Preformatted_20_Text"><text:s/></text:p>
      <text:p text:style-name="Preformatted_20_Text"/>
      <text:p text:style-name="P19">Words:</text:p>
      <text:p text:style-name="Preformatted_20_Text">16 bit words in lowbyte-highbyte representation (Little-Endian).</text:p>
      <text:p text:style-name="Preformatted_20_Text"/>
      <text:p text:style-name="Preformatted_20_Text"/>
      <text:p text:style-name="P19">Addressing Modes:</text:p>
      <text:p text:style-name="P22">#<text:tab/>Immediate / OPC #$BB / Operand is byte (BB).</text:p>
      <text:p text:style-name="P22">A<text:tab/>Accumulator / OPC A / Operand is AC.</text:p>
      <text:p text:style-name="P22">abs<text:tab/>Absolute / OPC $HHLL / Operand is address $HHLL.</text:p>
      <text:p text:style-name="P22">abs,X<text:tab/>Absolute,X-indexed / OPC $HHLL,X / Operand is address incremented by X with carry.</text:p>
      <text:p text:style-name="P22">abs,Y<text:tab/>Absolute,Y-indexed / OPC $HHLL,Y / Operand is address incremented by Y with carry.</text:p>
      <text:p text:style-name="P22">impl<text:tab/>Implied / OPC / Operand implied.</text:p>
      <text:p text:style-name="P22">ind<text:tab/>Indirect / OPC ($HHLL) / Operand is effective address, effective address is value of address.</text:p>
      <text:p text:style-name="P22">X,ind<text:tab/>X-indexed,indirect / OPC ($BB,X) / Operand is effective zeropage address, effective address is byte (BB) incremented by X without carry.</text:p>
      <text:p text:style-name="P22">ind,Y<text:tab/>Indirect,Y-indexed / OPC ($LL),Y / Operand is effective address incremented by Y with carry, effective address is word at zeropage address.</text:p>
      <text:p text:style-name="P22">rel<text:tab/>Relative / OPC $BB / Branch target is PC + offset (BB), bit 7 signifies negative offset.</text:p>
      <text:p text:style-name="Preformatted_20_Text"/>
      <text:p text:style-name="Preformatted_20_Text"><text:soft-page-break/></text:p>
      <text:p text:style-name="Preformatted_20_Text"/>
      <text:p text:style-name="P19">Instructions:</text:p>
      <text:p text:style-name="Preformatted_20_Text"/>
      <text:p text:style-name="Preformatted_20_Text"><text:span text:style-name="T3">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19">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19">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19">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oft-page-break/><text:s text:c="4"/>absolute,X <text:s text:c="3"/>ASL oper,X <text:s text:c="3"/>1E <text:s text:c="3"/>3</text:p>
      <text:p text:style-name="Preformatted_20_Text"/>
      <text:p text:style-name="Preformatted_20_Text"/>
      <text:p text:style-name="P19">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19">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19">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19">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19">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relative <text:s text:c="5"/>BMI oper <text:s text:c="5"/>30 <text:s text:c="3"/>2</text:p>
      <text:p text:style-name="Preformatted_20_Text"/>
      <text:p text:style-name="Preformatted_20_Text"/>
      <text:p text:style-name="P19">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19">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19">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19">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19">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text:soft-page-break/></text:p>
      <text:p text:style-name="Preformatted_20_Text"/>
      <text:p text:style-name="P19">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19">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19">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19">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19">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oft-page-break/><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19">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19">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19">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19">DEX <text:s/>De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19">DEY <text:s/>Decrement Index Y by One</text:p>
      <text:p text:style-name="Preformatted_20_Text"/>
      <text:p text:style-name="Preformatted_20_Text"><text:s text:c="4"/>Y - 1 -&gt; Y <text:s text:c="15"/>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19">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19">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19">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X <text:s text:c="10"/>E8 <text:s text:c="3"/>1</text:p>
      <text:p text:style-name="Preformatted_20_Text"/>
      <text:p text:style-name="Preformatted_20_Text"/>
      <text:p text:style-name="P19">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19"><text:soft-page-break/>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19">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19">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
      <text:p text:style-name="P19">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19">LDY <text:s/>Load Index Y with Memory</text:p>
      <text:p text:style-name="Preformatted_20_Text"/>
      <text:p text:style-name="Preformatted_20_Text"><text:s text:c="4"/>M -&gt; Y <text:s text:c="19"/>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19">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19">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19">ORA <text:s/>OR Memory with Accumulator</text:p>
      <text:p text:style-name="Preformatted_20_Text"/>
      <text:p text:style-name="Preformatted_20_Text"><text:s text:c="4"/>A OR M -&gt; A <text:s text:c="14"/>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19">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PHA <text:s text:c="10"/>48 <text:s text:c="3"/>1</text:p>
      <text:p text:style-name="Preformatted_20_Text"/>
      <text:p text:style-name="Preformatted_20_Text"/>
      <text:p text:style-name="P19">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19">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19">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
      <text:p text:style-name="Preformatted_20_Text"/>
      <text:p text:style-name="P19">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19">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19">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19">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19">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19">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19">SED <text:s/>Set Decimal Flag</text:p>
      <text:p text:style-name="Preformatted_20_Text"><text:soft-page-break/></text:p>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19">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19">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19">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19">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text:soft-page-break/></text:p>
      <text:p text:style-name="P19">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19">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19">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19">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19">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19">TYA <text:s/>Transfer Index Y to Accumulator</text:p>
      <text:p text:style-name="Preformatted_20_Text"><text:soft-page-break/></text:p>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text-underline-style="none" style:font-size-asian="10pt" style:font-size-complex="10pt"/>
    </style:style>
    <style:style style:name="MT3"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2.10<text:tab/><text:span text:style-name="MT1">6502 Assembly Language</text:span><text:tab/><text:page-number text:select-page="current">1</text:page-number>/<text:page-count>68</text:page-count></text:p>
      </style:header>
      <style:footer>
        <text:p text:style-name="MP2"><text:span text:style-name="MT2">The Professor And Pat</text:span><text:span text:style-name="MT3"> series ( </text:span>professorandpat.org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4-06-16T20:19:40</meta:creation-date>
    <dc:date>2010-01-26T15:38:07</dc:date>
    <meta:editing-cycles>584</meta:editing-cycles>
    <meta:editing-duration>PT285H01M42S</meta:editing-duration>
    <meta:document-statistic meta:table-count="0" meta:image-count="0" meta:object-count="9" meta:page-count="68" meta:paragraph-count="1426" meta:word-count="16516" meta:character-count="10055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8000" fo:font-family="'Bitstream Vera Sans Mono'" style:font-family-generic="swiss" style:font-pitch="fixed" fo:font-size="13pt" fo:text-shadow="none" fo:font-weight="normal" style:font-weight-asian="normal" style:font-weight-complex="normal"/>
    </style:style>
    <style:style style:name="T6" style:family="text">
      <style:text-properties fo:color="#ff0000" fo:font-family="'Bitstream Vera Sans Mono'" style:font-family-generic="swiss" style:font-pitch="fixed" fo:font-size="13pt" fo:text-shadow="none" fo:font-weight="normal" style:font-weight-asian="normal" style:font-weight-complex="normal"/>
    </style:style>
    <style:style style:name="T7" style:family="text">
      <style:text-properties fo:color="#ff0000" fo:font-family="'Bitstream Vera Sans Mono'" style:font-family-generic="swiss" style:font-pitch="fixed" fo:font-size="13pt"/>
    </style:style>
    <style:style style:name="T8" style:family="text">
      <style:text-properties fo:color="#0000ff" fo:font-size="12pt"/>
    </style:style>
    <style:style style:name="T9" style:family="text">
      <style:text-properties fo:color="#008000" fo:font-size="12pt"/>
    </style:style>
    <style:style style:name="T10"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5">0200</text:span><text:span text:style-name="T6"> A9 0A</text:span><text:span text:style-name="T1"> <text:s text:c="5"/></text:span><text:span text:style-name="T2">000003 </text:span><text:span text:style-name="T3">| <text:s text:c="7"/></text:span><text:span text:style-name="T4">lda #10d</text:span></text:p>
            <text:p text:style-name="P1"><text:span text:style-name="T1">0202 </text:span><text:span text:style-name="T7">69 05</text:span><text:span text:style-name="T1"> <text:s text:c="5"/></text:span><text:span text:style-name="T2">000004 </text:span><text:span text:style-name="T3">| <text:s text:c="7"/></text:span><text:span text:style-name="T4">adc #5d</text:span></text:p>
            <text:p text:style-name="P1"><text:span text:style-name="T1">0204 </text:span><text:span text:style-name="T7">8D 08 02</text:span><text:span text:style-name="T1"> <text:s text:c="2"/></text:span><text:span text:style-name="T2">000005 </text:span><text:span text:style-name="T3">| <text:s text:c="7"/></text:span><text:span text:style-name="T4">sta 0208h</text:span></text:p>
            <text:p text:style-name="P1"><text:span text:style-name="T1">0207 </text:span><text:span text:style-name="T7">00</text:span><text:span text:style-name="T1">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55cm" svg:height="1.309cm" svg:x="10.38cm" svg:y="2.327cm">
          <draw:text-box>
            <text:p text:style-name="P1"><text:span text:style-name="T8">Original source</text:span></text:p>
            <text:p text:style-name="P1"><text:span text:style-name="T8">code</text:span></text:p>
          </draw:text-box>
        </draw:frame>
        <draw:frame draw:style-name="gr2" draw:text-style-name="P4" draw:layer="layout" svg:width="3.076cm" svg:height="1.309cm" svg:x="5.922cm" svg:y="2.243cm">
          <draw:text-box>
            <text:p text:style-name="P1"><text:span text:style-name="T9">Line numbers</text:span></text:p>
            <text:p text:style-name="P1"><text:span text:style-name="T9">for reference</text:span></text:p>
          </draw:text-box>
        </draw:frame>
        <draw:frame draw:style-name="gr2" draw:text-style-name="P5" draw:layer="layout" svg:width="3.194cm" svg:height="1.838cm" svg:x="1.477cm" svg:y="2.079cm">
          <draw:text-box>
            <text:p text:style-name="P1"><text:span text:style-name="T10">Start address</text:span></text:p>
            <text:p text:style-name="P1"><text:span text:style-name="T10">determined by</text:span></text:p>
            <text:p text:style-name="P1"><text:span text:style-name="T10">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l-232-21h-212-169z">
          <text:p text:style-name="P1"/>
        </draw:path>
        <draw:line draw:style-name="gr4" draw:text-style-name="P6" draw:layer="layout" svg:x1="2.763cm" svg:y1="3.683cm" svg:x2="2.753cm" svg:y2="4.887cm">
          <text:p text:style-name="P1"/>
        </draw:line>
        <draw:frame draw:style-name="gr2" draw:text-style-name="P5" draw:layer="layout" svg:width="2.255cm" svg:height="1.838cm" svg:x="3.694cm" svg:y="3.746cm">
          <draw:text-box>
            <text:p text:style-name="P1"><text:span text:style-name="T10">Machine</text:span></text:p>
            <text:p text:style-name="P1"><text:span text:style-name="T10">language</text:span></text:p>
            <text:p text:style-name="P1"><text:span text:style-name="T10">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6cm" svg:height="0.78cm" svg:x="1cm" svg:y="1cm">
          <draw:text-box>
            <text:p text:style-name="P1"><text:span text:style-name="T10">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